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P1" style:family="paragraph">
      <style:paragraph-properties fo:text-align="center"/>
    </style:style>
  </office:automatic-styles>
  <office:body>
    <office:drawing>
      <draw:page draw:name="page1" draw:style-name="dp1" draw:master-page-name="Default">
        <draw:path draw:style-name="gr1" draw:text-style-name="P1" draw:layer="layout" svg:width="12.496cm" svg:height="12.496cm" svg:x="4.402cm" svg:y="7.302cm" svg:viewBox="0 0 12497 12497" svg:d="M7678 12317l-148 36-149 32-149 28-150 24-151 20-151 16-152 12-152 8-152 4h-152l-152-4-152-8-152-12-151-16-151-20-150-24-149-28-149-32-148-36 339-1318c-272-64-540-153-801-266-243-99-475-218-694-354l-693 1173-130-80-128-82-126-86-123-89-120-93-119-95-116-99-113-102-110-105-107-107-105-110-102-113-99-116-95-119-93-120-89-123-86-126-82-128-80-130 1186-701c-301-468-512-971-633-1488l-1319 339-36-148-32-149-28-149-24-150-20-151-16-151-12-152-8-152-4-152v-152l4-152 8-152 12-152 16-151 20-151 24-150 28-149 32-149 36-148 1335 343c128-512 345-1009 650-1471l-1219-721 80-130 82-128 86-125 89-123 93-121 95-118 99-116 102-113 105-111 107-107 110-105 113-102 116-99 119-95 120-93 123-89 126-85 128-83 130-79 727 1230c235-147 485-274 748-379 238-98 483-176 730-233l-356-1386 148-36 149-32 149-28 150-24 151-20 151-16 152-12 152-8 152-4h152l152 4 152 8 152 12 151 16 151 20 150 24 149 28 149 32 148 36-353 1372c544 111 1050 310 1502 581l702-1186 130 79 128 83 125 86 123 89 121 92 118 96 116 99 113 102 110 104 108 108 104 110 102 113 99 116 96 118 92 121 89 123 86 125 83 128 79 130-1172 693c279 451 485 956 604 1500l1334-343 36 148 32 149 28 149 24 150 20 151 16 151 12 152 8 152 4 152v152l-4 152-8 152-12 152-16 151-20 151-24 150-28 149-32 149-36 148-1319-339c-62 267-148 530-259 786-101 249-222 487-361 711l1173 693-79 130-83 128-86 125-89 123-92 121-96 118-99 116-102 113-104 111-108 107-110 105-113 102-116 99-118 95-121 93-123 89-125 85-128 83-130 79-694-1173c-206 127-423 240-650 335-275 123-558 218-845 286z">
          <text:p/>
        </draw:path>
        <draw:path draw:style-name="gr1" draw:text-style-name="P1" draw:layer="layout" svg:width="7.496cm" svg:height="7.496cm" draw:transform="rotate (0.366519142918809) translate (9.2627774865927cm 20.0501036363843cm)" svg:viewBox="0 0 7497 7497" svg:d="M4606 7389l-89 22-89 19-89 17-90 14-91 12-91 10-91 7-91 5-91 2h-91l-92-2-91-5-91-7-91-10-90-12-90-14-89-17-90-19-89-22 204-791c-163-38-324-91-481-159-146-60-285-131-416-213l-416 704-78-48-77-49-75-52-74-53-72-56-71-57-70-59-68-61-66-63-64-65-63-66-61-68-59-69-58-71-55-73-54-73-51-76-50-76-47-78 711-421c-180-281-307-583-380-893l-791 204-22-89-19-90-17-89-14-90-12-90-10-91-7-91-5-91-2-92v-91l2-91 5-91 7-91 10-91 12-91 14-90 17-89 19-89 22-89 801 206c77-307 207-605 390-883l-731-432 47-78 50-77 51-75 54-74 55-72 58-71 59-70 61-68 63-66 64-64 66-63 68-61 70-60 71-57 72-55 74-54 75-51 77-50 78-47 436 738c141-89 291-165 449-228 143-59 290-105 438-140l-214-831 89-22 90-19 89-17 90-14 90-12 91-10 91-7 91-5 92-2h91l91 2 91 5 91 7 91 10 91 12 90 14 89 17 89 19 89 22-211 823c326 67 629 186 901 349l420-712 78 48 77 49 75 52 74 53 72 56 71 57 70 59 68 61 66 63 64 65 63 66 61 68 60 69 57 71 56 73 53 73 51 76 50 76 47 78-703 416c168 271 292 573 363 900l800-206 22 89 19 89 17 89 14 90 12 91 10 91 7 91 5 91 2 91v91l-2 92-5 91-7 91-10 91-12 90-14 90-17 89-19 90-22 89-791-204c-37 160-89 318-156 472-60 149-133 292-216 426l703 416-47 78-50 77-51 75-53 74-56 72-57 71-60 70-61 68-63 66-64 64-66 63-68 61-70 60-71 57-72 55-74 54-75 51-77 50-78 47-416-704c-123 77-254 144-390 201-165 74-335 131-507 172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ele Demichelis</meta:initial-creator>
    <meta:creation-date>2014-11-20T10:11:17.248748551</meta:creation-date>
    <dc:date>2014-11-20T10:16:03.176265902</dc:date>
    <dc:creator>Daniele Demichelis</dc:creator>
    <meta:editing-duration>P0D</meta:editing-duration>
    <meta:editing-cycles>1</meta:editing-cycles>
    <meta:document-statistic meta:object-count="2"/>
    <meta:generator>LibreOffice/4.2.6.3$Linux_X86_64 LibreOffice_project/420m0$Build-3</meta:generator>
  </office:meta>
</office:document-meta>
</file>